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1366in"/>
    </style:style>
    <style:style style:name="co3" style:family="table-column">
      <style:table-column-properties fo:break-before="auto" style:column-width="0.5472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 Narrow"/>
    </style:style>
    <style:style style:name="ce2" style:family="table-cell" style:parent-style-name="Default">
      <style:table-cell-properties fo:background-color="#111111"/>
      <style:text-properties style:font-name="PT Sans Narrow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PT Sans Narrow"/>
    </style:style>
    <style:style style:name="ce3" style:family="table-cell" style:parent-style-name="Default">
      <style:table-cell-properties fo:background-color="#ff4000"/>
      <style:text-properties style:font-name="PT Sans Narrow"/>
    </style:style>
    <style:style style:name="ce4" style:family="table-cell" style:parent-style-name="Default">
      <style:table-cell-properties fo:background-color="#000000"/>
      <style:text-properties style:font-name="PT Sans Narrow"/>
    </style:style>
    <style:style style:name="ce5" style:family="table-cell" style:parent-style-name="Default">
      <style:table-cell-properties fo:background-color="#808080"/>
      <style:text-properties style:font-name="PT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5" table:default-cell-style-name="ce1"/>
        <table:table-column table:style-name="co5" table:number-columns-repeated="16368"/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office:value-type="string" calcext:value-type="string">
            <text:p>top row 1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/>
          <table:table-cell table:style-name="ce5"/>
          <table:table-cell table:number-columns-repeated="2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office:value-type="string" calcext:value-type="string">
            <text:p>top row 2</text:p>
          </table:table-cell>
          <table:table-cell/>
          <table:table-cell office:value-type="string" calcext:value-type="string">
            <text:p>key</text:p>
          </table:table-cell>
          <table:table-cell table:style-name="ce3"/>
          <table:table-cell/>
          <table:table-cell office:value-type="string" calcext:value-type="string">
            <text:p>verify</text:p>
          </table:table-cell>
          <table:table-cell table:style-name="ce3"/>
          <table:table-cell/>
          <table:table-cell office:value-type="string" calcext:value-type="string">
            <text:p>rescore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1" table:number-columns-repeated="16368"/>
        </table:table-row>
        <table:table-row table:style-name="ro1" table:number-rows-repeated="3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5"/>
          <table:table-cell office:value-type="string" calcext:value-type="string">
            <text:p>legend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large mark</text:p>
          </table:table-cell>
          <table:table-cell table:number-columns-repeated="9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thin mark</text:p>
          </table:table-cell>
          <table:table-cell table:number-columns-repeated="9"/>
          <table:table-cell table:style-name="ce1" table:number-columns-repeated="16368"/>
        </table:table-row>
        <table:table-row table:style-name="ro1" table:number-rows-repeated="2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/>
          <table:table-cell table:style-name="ce7" office:value-type="string" calcext:value-type="string">
            <text:p>Q#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1" table:number-columns-repeated="16368"/>
        </table:table-row>
        <table:table-row table:style-name="ro1" table:number-rows-repeated="1048560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2:49:15.64440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09:47:44.272608000</meta:creation-date>
    <dc:date>2026-03-06T13:27:58.883680000</dc:date>
    <meta:editing-duration>PT31M47S</meta:editing-duration>
    <meta:editing-cycles>2</meta:editing-cycles>
    <meta:generator>LibreOffice/25.8.5.2$MacOSX_AARCH64 LibreOffice_project/9c8b85f387cc00a89945a79c9e6239f32e450ac2</meta:generator>
    <meta:document-statistic meta:table-count="1" meta:cell-count="34" meta:object-count="0"/>
  </office:meta>
</office:document-meta>
</file>